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65de" officeooo:paragraph-rsid="00026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11:36:41.225747843</meta:creation-date>
    <dc:date>2021-11-05T11:37:35.179219660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0.1.2$MacOSX_X86_64 LibreOffice_project/7cbcfc562f6eb6708b5ff7d7397325de9e764452</meta:generator>
  </office:meta>
</office:document-meta>
</file>